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Text_20_body" style:list-style-name="L2">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ext_20_body" style:list-style-name="L4">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list-style-name="L5">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Text_20_body" style:list-style-name="L1">
      <style:paragraph-properties fo:orphans="2" fo:widows="2"/>
      <style:text-properties style:font-name="Times New Roman" fo:font-size="12pt" style:font-size-asian="12pt" style:font-size-complex="12pt"/>
    </style:style>
    <style:style style:name="P6" style:family="paragraph" style:parent-style-name="Text_20_body" style:list-style-name="L3">
      <style:paragraph-properties fo:orphans="2" fo:widows="2"/>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list-style-name="L1">
      <style:paragraph-properties fo:margin-top="0in" fo:margin-bottom="0in"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Text_20_body" style:list-style-name="L2">
      <style:paragraph-properties fo:margin-top="0in" fo:margin-bottom="0in"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list-style-name="L3">
      <style:paragraph-properties fo:margin-top="0in" fo:margin-bottom="0in"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Text_20_body" style:list-style-name="L5">
      <style:paragraph-properties fo:margin-top="0in" fo:margin-bottom="0in"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Quotations" style:list-style-name="L5">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4"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Heading_20_3">
      <style:paragraph-properties fo:margin-left="0in" fo:margin-right="0in" fo:orphans="2" fo:widows="2" fo:text-indent="0in" style:auto-text-indent="false"/>
      <style:text-properties fo:font-variant="normal" fo:text-transform="none" fo:color="#000000" style:font-name="Times New Roman" fo:font-size="12pt" fo:letter-spacing="normal" fo:font-style="normal" style:font-size-asian="12pt" style:font-size-complex="12pt"/>
    </style:style>
    <style:style style:name="P16" style:family="paragraph" style:parent-style-name="Heading_20_3">
      <style:paragraph-properties fo:margin-left="0in" fo:margin-right="0in" fo:orphans="2" fo:widows="2" fo:text-indent="0in" style:auto-text-indent="fals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font-name="Times New Roman1" fo:font-size="14pt" fo:letter-spacing="normal" fo:font-style="normal" fo:font-weight="normal"/>
    </style:style>
    <style:style style:name="T3" style:family="text">
      <style:text-properties fo:font-variant="normal" fo:text-transform="none" fo:color="#000000" style:font-name="Times New Roman1" fo:letter-spacing="normal" fo:font-style="normal"/>
    </style:style>
    <style:style style:name="T4" style:family="text">
      <style:text-properties fo:font-variant="normal" fo:text-transform="none" fo:color="#000000" style:font-name="Times New Roman1" fo:letter-spacing="normal" fo:font-style="normal" fo:font-weight="normal"/>
    </style:style>
    <style:style style:name="T5" style:family="text">
      <style:text-properties fo:font-variant="normal" fo:text-transform="none" fo:color="#000000" style:font-name="Times New Roman1" fo:font-size="12pt" fo:letter-spacing="normal" fo:font-style="normal" fo:font-weight="normal" style:font-size-asian="12pt" style:font-size-complex="12pt"/>
    </style:style>
    <style:style style:name="T6" style:family="text">
      <style:text-properties fo:font-variant="normal" fo:text-transform="none" fo:color="#000000" style:font-name="Times New Roman1" fo:font-size="12pt" fo:letter-spacing="normal" fo:font-style="normal" style:font-size-asian="12pt" style:font-size-complex="12pt"/>
    </style:style>
    <style:style style:name="T7" style:family="text">
      <style:text-properties fo:font-variant="normal" fo:text-transform="none" fo:color="#000000" fo:font-size="12pt" fo:letter-spacing="normal" fo:font-style="normal" fo:font-weight="normal" style:font-size-asian="12pt" style:font-size-complex="12pt"/>
    </style:style>
    <style:style style:name="T8" style:family="text">
      <style:text-properties fo:font-variant="normal" fo:text-transform="none" fo:color="#000000" fo:font-size="12pt" fo:letter-spacing="normal" fo:font-style="normal" style:font-size-asian="12pt" style:font-size-complex="12pt"/>
    </style:style>
    <style:style style:name="T9" style:family="text">
      <style:text-properties fo:font-variant="normal" fo:text-transform="none" fo:color="#000000" style:font-name="Times New Roman" fo:font-size="12pt" fo:letter-spacing="normal" fo:font-style="normal" fo:font-weight="normal" style:font-size-asian="12pt" style:font-size-complex="12pt"/>
    </style:style>
    <style:style style:name="T10" style:family="text">
      <style:text-properties fo:font-variant="normal" fo:text-transform="none" fo:color="#000000" style:font-name="Times New Roman" fo:font-size="12pt" fo:letter-spacing="normal" fo:font-style="normal" style:font-size-asian="12pt" style:font-size-complex="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GUIDELINES for the FINAL REPORT</text:h>
      <text:p text:style-name="P7">The report should be understandable by a 4th year engineering student outside the ECE department. The sections of the report are as follows:</text:p>
      <text:list xml:id="list37429135" text:style-name="L2">
        <text:list-item>
          <text:p text:style-name="P10">Front Matter</text:p>
        </text:list-item>
        <text:list-item>
          <text:p text:style-name="P10">Introduction</text:p>
        </text:list-item>
        <text:list-item>
          <text:p text:style-name="P10">Body</text:p>
        </text:list-item>
        <text:list-item>
          <text:p text:style-name="P10">Conclusions</text:p>
        </text:list-item>
        <text:list-item>
          <text:p text:style-name="P2">End Matter</text:p>
        </text:list-item>
      </text:list>
      <text:h text:style-name="P15" text:outline-level="3">Report Front Matter</text:h>
      <text:list xml:id="list37414858" text:style-name="L3">
        <text:list-item>
          <text:p text:style-name="P11">Letter of Transmittal</text:p>
        </text:list-item>
        <text:list-item>
          <text:p text:style-name="P11">Title Page</text:p>
        </text:list-item>
        <text:list-item>
          <text:p text:style-name="P11">Abstract</text:p>
        </text:list-item>
        <text:list-item>
          <text:p text:style-name="P11">Table of Contents</text:p>
        </text:list-item>
        <text:list-item>
          <text:p text:style-name="P11">List of Illustrations</text:p>
        </text:list-item>
        <text:list-item>
          <text:p text:style-name="P11">Glossary</text:p>
        </text:list-item>
        <text:list-item>
          <text:p text:style-name="P11">List of Abbreviations*</text:p>
        </text:list-item>
        <text:list-item>
          <text:p text:style-name="P6"><text:span text:style-name="T9">List of Symbols*<text:line-break/></text:span><text:span text:style-name="Emphasis"><text:span text:style-name="T9">* if necessary</text:span></text:span></text:p>
        </text:list-item>
      </text:list>
      <text:h text:style-name="P15" text:outline-level="3"><text:bookmark text:name="reportintro"/>Report Introduction:</text:h>
      <text:p text:style-name="P7">The Introduction to your report should be written in paragraphs, without subheadings. You should include the following information in the following order:</text:p>
      <text:p text:style-name="P8"><text:span text:style-name="Emphasis"><text:span text:style-name="Strong_20_Emphasis"><text:span text:style-name="T9">· STATEMENT OF PURPOSE:</text:span></text:span></text:span><text:span text:style-name="T9"> often a re-working of your title in which you clearly define the problem you are investigating; i.e., "This project investigates...," or "This report presents an investigation of ....”</text:span></text:p>
      <text:p text:style-name="P8"><text:span text:style-name="Emphasis"><text:span text:style-name="Strong_20_Emphasis"><text:span text:style-name="T9">· OBJECTIVES:</text:span></text:span></text:span><text:span text:style-name="T9"> explain the objectives of your work on the project. Define what you are trying to accomplish and the methods you used; i.e., “My objectives during this project are to evaluate…design… fabricate...etc.”</text:span></text:p>
      <text:p text:style-name="P8"><text:span text:style-name="Emphasis"><text:span text:style-name="Strong_20_Emphasis"><text:span text:style-name="T9">· SIGNIFICANCE:</text:span></text:span></text:span><text:span text:style-name="T9"> explain why the problem is worth investigating. Has a design been implemented? Has a process been improved? Has some system been analyzed for accuracy?</text:span></text:p>
      <text:p text:style-name="P8"><text:span text:style-name="Emphasis"><text:span text:style-name="Strong_20_Emphasis"><text:span text:style-name="T9">· SUMMARY:</text:span></text:span></text:span><text:span text:style-name="T9"> summarize the project as a whole, including any work which preceded your involvement, and explain your contribution to it. If you are working in a group, also include how your contribution relates to the work done by your group members.</text:span></text:p>
      <text:p text:style-name="P8"><text:span text:style-name="Emphasis"><text:span text:style-name="Strong_20_Emphasis"><text:span text:style-name="T9">· SCOPE:</text:span></text:span></text:span><text:span text:style-name="T9"> explain the parameters of your project. What constraints did you face? What factors did you consider? What information do you include and NOT include in the Final Report?</text:span></text:p>
      <text:p text:style-name="P8"><text:span text:style-name="Emphasis"><text:span text:style-name="Strong_20_Emphasis"><text:span text:style-name="T9">· OUTLINE OF REPORT:</text:span></text:span></text:span><text:span text:style-name="T9"> this is ALWAYS the concluding sentence or section of your Introduction because it serves as a “road map” for the reader of what is to come; ie: “This report divides into the following primary sections....” (list them).</text:span></text:p>
      <text:h text:style-name="P15" text:outline-level="3"><text:bookmark text:name="reportbody"/><text:soft-page-break/>Report Body:</text:h>
      <text:p text:style-name="P7">While the projects differ, the following information is usually required. Be sure to use lots of graphs to illustrate the main concepts, designs and results. Check with your supervisor for specific reporting requirements.</text:p>
      <text:p text:style-name="P8"><text:span text:style-name="Emphasis"><text:span text:style-name="Strong_20_Emphasis"><text:span text:style-name="T9">Equipment and Methodology:</text:span></text:span></text:span></text:p>
      <text:p text:style-name="P7">· What you used<text:line-break/>· Why you used it<text:line-break/>· Possible approaches<text:line-break/>· System description<text:line-break/>· Design concepts</text:p>
      <text:p text:style-name="P8"><text:span text:style-name="Strong_20_Emphasis"><text:span text:style-name="Emphasis"><text:span text:style-name="T9">Designs and Experiments:</text:span></text:span></text:span></text:p>
      <text:p text:style-name="P7">· What you did<text:line-break/>· How you did it<text:line-break/>· Logic design details<text:line-break/>· Circuit details and diagrams<text:line-break/>· Computer pseudo-code, flowcharts, and short code segments<text:line-break/>· Fabrication details</text:p>
      <text:p text:style-name="P8"><text:span text:style-name="Emphasis"><text:span text:style-name="T9">Note:</text:span></text:span><text:span text:style-name="T9"> some of the above may be more suitable in an Appendix. Large code segments, in particular, are usually placed in an Appendix.</text:span></text:p>
      <text:p text:style-name="P8"><text:span text:style-name="Emphasis"><text:span text:style-name="Strong_20_Emphasis"><text:span text:style-name="T9">Results:</text:span></text:span></text:span></text:p>
      <text:p text:style-name="P7">· What you found out<text:line-break/>· Evaluation of the performance of the project<text:line-break/>· Statement of objectives achieved<text:line-break/>· Statement of objectives not achieved<text:line-break/>· Discussion of difficulties and problems<text:line-break/>· Suggestions for future development</text:p>
      <text:h text:style-name="P15" text:outline-level="3"><text:bookmark text:name="reportconclusion"/>Report Conclusions:</text:h>
      <text:p text:style-name="P7">The Conclusions should summarize the information presented in the report. It MUST NOT contain new information that you have not previously discussed. Limit the Conclusions to a few short paragraphs. You can use point form to summarize the most important conclusions. Plan the Conclusions as follows:</text:p>
      <text:p text:style-name="P8"><text:span text:style-name="Strong_20_Emphasis"><text:span text:style-name="Emphasis"><text:span text:style-name="T9">· Statement of objectives:</text:span></text:span></text:span><text:span text:style-name="T9"> You can use the same flow of ideas that you used in your Introduction, but now in the past tense, e.g., “This report investigated.... “</text:span></text:p>
      <text:p text:style-name="P8"><text:span text:style-name="Strong_20_Emphasis"><text:span text:style-name="Emphasis"><text:span text:style-name="T9">· The main conclusions:</text:span></text:span></text:span><text:span text:style-name="T9"> Summarize the main material you presented in your report. Emphasize your designs, innovations, results and suggestions you made for future work.</text:span></text:p>
      <text:h text:style-name="P16" text:outline-level="3"><text:span text:style-name="Strong_20_Emphasis"><text:span text:style-name="T10">Report End Matter:</text:span></text:span></text:h>
      <text:list xml:id="list37412094" text:style-name="L4">
        <text:list-item>
          <text:p text:style-name="P3">Your references are listed after the conclusions in order of their appearance in the text, under a heading "REFERENCES" or "List of Citations". For the reference list, use the standard IEEE format. For examples, see any IEEE Transactions or Journal.</text:p>
        </text:list-item>
        <text:list-item>
          <text:p text:style-name="P3">Each reference in your report is assigned a number upon first citation; this number is re-used for any subsequent citation of the same reference. Place your citations numbers in-line in the <text:soft-page-break/>text; enclose the number in square brackets; i.e., [1]. Your citations are thus numbered sequentially throughout your report; your List of Citations follows this sequence but omits any repetition due to "subsequent use". For example, your report's in-text citations could run 1, 2, 2, 3, 4, 1, 4, 5, while the List of Citations would simply contain these five references beginning with number 1.</text:p>
        </text:list-item>
        <text:list-item>
          <text:p text:style-name="P3">Be careful in using web sites as references, as their material and addresses change quite often. Use only established sites, and check them before you hand your report in.</text:p>
        </text:list-item>
        <text:list-item>
          <text:p text:style-name="P3">Your report can contain appendices, made up of technical material, tables, figures, etc., that are too detailed to place in the main body of the report. Using appendices can improve the continuity of the body of the report by omitting material that is not needed for immediate understanding.</text:p>
        </text:list-item>
      </text:list>
      <text:h text:style-name="P15" text:outline-level="3"><text:bookmark text:name="reportformating"/>Report Formatting:</text:h>
      <text:p text:style-name="P7">Hard copies of your report must be properly bound or securely contained in a duotang folder and conform to the following:</text:p>
      <text:list xml:id="list37435416" text:style-name="L5">
        <text:list-item>
          <text:p text:style-name="P12">Print on one side of the page only</text:p>
        </text:list-item>
        <text:list-item>
          <text:p text:style-name="P12">Use a 12-point font</text:p>
        </text:list-item>
        <text:list-item>
          <text:p text:style-name="P12">Do not indent paragraphs; 1.5 or double space between lines; triple space between paragraphs</text:p>
        </text:list-item>
        <text:list-item>
          <text:p text:style-name="P12">Place page numbers at the bottom center of the page</text:p>
        </text:list-item>
        <text:list-item>
          <text:p text:style-name="P4">Paginate consecutively, using roman numerals for the front matter and arabic numerals for the main text, e.g.:</text:p>
          <text:p text:style-name="P13">Letter of Transmittal: no number<text:line-break/>Title Page: counts as Page i, but don't type this on the page<text:line-break/>Abstract: ii<text:line-break/>Table of Contents: iii<text:line-break/>List of Illustrations: iv (unless TOC is more than one page)<text:line-break/>Glossary: v<text:line-break/>List of Abbreviations: vi<text:line-break/>Introduction: 1</text:p>
        </text:list-item>
        <text:list-item>
          <text:p text:style-name="P12">Begin each primary section on a new page</text:p>
        </text:list-item>
        <text:list-item>
          <text:p text:style-name="P12">Begin each primary heading 4 cm (1.5 inch) from the top of the page</text:p>
        </text:list-item>
        <text:list-item>
          <text:p text:style-name="P4">Headings:</text:p>
          <text:p text:style-name="P13">Primary: all capitals, centered<text:line-break/>Secondary: main words only capitalized; at left margin, underlined<text:line-break/>Tertiary: main words only capitalized; at the left margin<text:line-break/>Use bolding at your discretion, but avoid visual clutter<text:line-break/>Triple space between all headings and the text they introduce<text:line-break/>Number all your headings</text:p>
        </text:list-item>
        <text:list-item>
          <text:p text:style-name="P4">Leave a 2.5 cm (1 inch) margin at the right of the page and at the bottom. Leave a 4 cm (1.5 inch) margin at the left of the page to accommodate the cover.</text:p>
        </text:list-item>
      </text:list>
      <text:p text:style-name="P7"/>
      <text:p text:style-name="P7"/>
      <text:p text:style-name="P7"><text:soft-page-break/>The technical grade is assigned by your supervisor, and includes all aspects of your technical work including meetings, working demonstrations, oral presentations and reports. The marking criteria includes some or all of the following aspects:</text:p>
      <text:list xml:id="list37413596" text:style-name="L1">
        <text:list-item>
          <text:p text:style-name="P9">Assessment of the background and motivation for the present work; survey of previous work, understanding of technical issues.</text:p>
        </text:list-item>
        <text:list-item>
          <text:p text:style-name="P9">Contributions to the formulation and refinement of project objectives, approach and work plan.</text:p>
        </text:list-item>
        <text:list-item>
          <text:p text:style-name="P9">Timely and accurate reporting of progress and participation in project meetings.</text:p>
        </text:list-item>
        <text:list-item>
          <text:p text:style-name="P9">Achievement of project goals; application of initiative and ingenuity where required; quality and thoroughness of implementation.</text:p>
        </text:list-item>
        <text:list-item>
          <text:p text:style-name="P5"><text:span text:style-name="T1">Presentation and demonstration of project results; organization of final report; contributions to the formulation of final conclusions.</text:span></text:p>
        </text:list-item>
      </text:list>
      <text:p text:style-name="P1"/>
      <text:p text:style-name="P1">Final Report EECE 496</text:p>
      <text:p text:style-name="P1">David Illescas Lastra</text:p>
      <text:p text:style-name="P1">Nima Kaviani</text:p>
      <text:p text:style-name="P1"/>
      <text:p text:style-name="P1"/>
      <text:p text:style-name="P1">Abstract</text:p>
      <text:p text:style-name="P1">Table of Contents</text:p>
      <text:p text:style-name="P1">Introduction</text:p>
      <text:p text:style-name="P1">Body</text:p>
      <text:p text:style-name="P1">Conclus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5T17:20:07.42</meta:creation-date>
    <dc:date>2012-07-15T21:20:40.29</dc:date>
    <meta:editing-duration>PT3H59M33S</meta:editing-duration>
    <meta:editing-cycles>3</meta:editing-cycles>
    <meta:generator>LibreOffice/3.5$Windows_x86 LibreOffice_project/235ab8a-3802056-4a8fed3-2d66ea8-e241b80</meta:generator>
    <meta:document-statistic meta:table-count="0" meta:image-count="0" meta:object-count="0" meta:page-count="4" meta:paragraph-count="69" meta:word-count="1132" meta:character-count="6876" meta:non-whitespace-character-count="5846"/>
  </office:meta>
</office:document-meta>
</file>